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Table_20_Contents">
      <style:paragraph-properties fo:text-align="start" style:justify-single-word="false"/>
      <style:text-properties fo:font-size="12pt" fo:font-weight="bold" style:font-size-asian="10.5pt" style:font-weight-asian="bold" style:font-size-complex="12pt" style:font-weight-complex="bold"/>
    </style:style>
    <style:style style:name="P3" style:family="paragraph" style:parent-style-name="Table_20_Contents">
      <style:paragraph-properties fo:text-align="start" style:justify-single-word="false"/>
      <style:text-properties fo:font-size="12pt" fo:font-weight="bold" officeooo:paragraph-rsid="0006d921" style:font-size-asian="10.5pt" style:font-weight-asian="bold" style:font-size-complex="12pt" style:font-weight-complex="bold"/>
    </style:style>
    <style:style style:name="P4"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Table_20_Contents">
      <style:paragraph-properties fo:text-align="start" style:justify-single-word="false"/>
      <style:text-properties style:font-name="Courier 10 Pitch" fo:font-size="10pt" fo:font-weight="normal" style:font-size-asian="10pt" style:font-weight-asian="normal" style:font-size-complex="10pt" style:font-weight-complex="normal"/>
    </style:style>
    <style:style style:name="P6" style:family="paragraph" style:parent-style-name="Table_20_Contents">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P7" style:family="paragraph" style:parent-style-name="Table_20_Contents">
      <style:paragraph-properties fo:text-align="start" style:justify-single-word="false"/>
      <style:text-properties style:font-name="Liberation Serif" fo:font-size="12pt" fo:font-weight="bold" style:font-size-asian="10.5pt" style:font-weight-asian="bold" style:font-size-complex="12pt" style:font-weight-complex="bold"/>
    </style:style>
    <style:style style:name="P8" style:family="paragraph" style:parent-style-name="Table_20_Contents">
      <style:paragraph-properties fo:text-align="start" style:justify-single-word="false"/>
      <style:text-properties style:font-name="Liberation Serif" fo:font-size="12pt" fo:font-weight="bold" officeooo:paragraph-rsid="0006d921" style:font-size-asian="10.5pt" style:font-weight-asian="bold" style:font-size-complex="12pt" style:font-weight-complex="bold"/>
    </style:style>
    <style:style style:name="P9" style:family="paragraph" style:parent-style-name="Table_20_Contents"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Table_20_Contents"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11" style:family="paragraph" style:parent-style-name="Table_20_Contents"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Table_20_Contents"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3" style:family="paragraph" style:parent-style-name="Table_20_Contents" style:list-style-name="L2">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Table_20_Contents" style:list-style-name="L3">
      <style:paragraph-properties fo:text-align="center" style:justify-single-word="false"/>
      <style:text-properties style:font-name="Courier 10 Pitch" fo:font-size="10pt" fo:font-weight="normal" style:font-size-asian="10pt" style:font-weight-asian="normal" style:font-size-complex="10pt" style:font-weight-complex="normal"/>
    </style:style>
    <style:style style:name="P15" style:family="paragraph" style:parent-style-name="Table_20_Contents" style:list-style-name="L4">
      <style:paragraph-properties fo:text-align="start" style:justify-single-word="false"/>
      <style:text-properties style:font-name="Courier 10 Pitch" fo:font-size="10pt" fo:font-weight="normal" style:font-size-asian="10pt" style:font-weight-asian="normal" style:font-size-complex="10pt" style:font-weight-complex="normal"/>
    </style:style>
    <style:style style:name="P16" style:family="paragraph" style:parent-style-name="Table_20_Contents" style:list-style-name="L4">
      <style:text-properties style:font-name="Liberation Serif" fo:font-size="12pt" fo:font-weight="normal" style:font-size-asian="12pt" style:font-weight-asian="normal" style:font-size-complex="12pt" style:font-weight-complex="normal"/>
    </style:style>
    <style:style style:name="P17" style:family="paragraph" style:parent-style-name="Table_20_Contents" style:list-style-name="L4">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T1" style:family="text">
      <style:text-properties style:font-name="Liberation Serif" fo:font-size="12pt" style:font-size-asian="10.5pt" style:font-size-complex="12pt"/>
    </style:style>
    <style:style style:name="T2" style:family="text">
      <style:text-properties style:font-name="Liberation Serif" fo:font-size="12pt" fo:font-weight="bold" style:font-size-asian="10.5pt" style:font-weight-asian="bold" style:font-size-complex="12pt" style:font-weight-complex="bold"/>
    </style:style>
    <style:style style:name="T3" style:family="text">
      <style:text-properties style:font-name="Liberation Serif" fo:font-weight="normal" officeooo:rsid="0006d921" style:font-weight-asian="normal" style:font-weight-complex="normal"/>
    </style:style>
    <style:style style:name="T4" style:family="text">
      <style:text-properties officeooo:rsid="000311a5"/>
    </style:style>
    <style:style style:name="T5" style:family="text">
      <style:text-properties officeooo:rsid="0006d921"/>
    </style:style>
    <style:style style:name="T6" style:family="text">
      <style:text-properties fo:color="#000000" fo:font-style="normal" fo:font-weight="normal" officeooo:rsid="0011526f" style:font-name-asian="Monospace" style:font-size-asian="12pt" style:font-style-asian="normal" style:font-weight-asian="normal" style:font-name-complex="Monospace" style:font-style-complex="normal" style:font-weight-complex="normal"/>
    </style:style>
    <style:style style:name="T7" style:family="text">
      <style:text-properties fo:color="#000080" fo:font-style="normal" fo:font-weight="normal" officeooo:rsid="000a5379" style:font-name-asian="Monospace" style:font-size-asian="12pt" style:font-style-asian="normal" style:font-weight-asian="normal" style:font-name-complex="Monospace" style:font-style-complex="normal" style:font-weight-complex="normal"/>
    </style:style>
    <style:style style:name="T8" style:family="text">
      <style:text-properties officeooo:rsid="000ae7ce"/>
    </style:style>
    <style:style style:name="T9" style:family="text">
      <style:text-properties officeooo:rsid="000ee78d"/>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ological-sort based shortest-path algorithm for A<text:span text:style-name="T4">c</text:span>yclic DAG's</text:p>
      <text:p text:style-name="P2"/>
      <text:p text:style-name="P3">Algorithm <text:span text:style-name="T5">- </text:span><text:a xlink:type="simple" xlink:href="../Algorithms,%204th%20Edition%20-%20Sedgewick,%20Wayne/Exercises/Graphs/src/AcyclicSP.java"><text:span text:style-name="T3">Implementation</text:span></text:a></text:p>
      <text:list xml:id="list8964863801479792359" text:style-name="L1">
        <text:list-item>
          <text:p text:style-name="P9">Test for the shortest-path to the vertices from the given source as determined by the order of vertices in the topological order<text:span text:style-name="T9">(Figure 6)</text:span></text:p>
          <text:list>
            <text:list-item>
              <text:p text:style-name="P9">For an edge v → w</text:p>
              <text:list>
                <text:list-item>
                  <text:p text:style-name="P9">After the test for whether the shortest path to w passes through v is done , <draw:frame draw:style-name="fr1" draw:name="Object1" text:anchor-type="as-char" svg:y="-0.386cm" svg:width="6.713cm" svg:height="0.508cm" draw:z-index="0"><draw:object xlink:href="./Object 1" xlink:type="simple" xlink:show="embed" xlink:actuate="onLoad"/><draw:image xlink:href="./ObjectReplacements/Object 1" xlink:type="simple" xlink:show="embed" xlink:actuate="onLoad"/></draw:frame></text:p>
                </text:list-item>
              </text:list>
            </text:list-item>
            <text:list-item>
              <text:p text:style-name="P9">As the testing is done in topological order, the test for whether the shortest-path to v runs through some other vertex, t, is done before the above. As a result distTo[v] never changes after distTo[w] changes as above.</text:p>
            </text:list-item>
            <text:list-item>
              <text:p text:style-name="P9">So, when the test for the shortest path to w through other vertices are done, it can only decrease before settling in on the minimum</text:p>
            </text:list-item>
          </text:list>
        </text:list-item>
        <text:list-item>
          <text:p text:style-name="P9">Note that this algorithm can be applied to acyclic graphs with negative edges too.</text:p>
        </text:list-item>
      </text:list>
      <text:p text:style-name="P4"/>
      <text:p text:style-name="P2"><text:bookmark text:name="Complexity"/>Complexity</text:p>
      <text:list xml:id="list1344783405969280416" text:style-name="L2">
        <text:list-item>
          <text:p text:style-name="P13">Time Complexity = O(E + V) for sparse graphs using adjacency list implementation</text:p>
          <text:list>
            <text:list-item>
              <text:p text:style-name="P12">Topological sort = E + V</text:p>
            </text:list-item>
            <text:list-item>
              <text:p text:style-name="P10">Relaxation according to topological sort = E + V</text:p>
            </text:list-item>
          </text:list>
        </text:list-item>
        <text:list-item>
          <text:p text:style-name="P13">Space complexity = O(V)</text:p>
          <text:list>
            <text:list-item>
              <text:p text:style-name="P10">Data structures used</text:p>
              <text:list>
                <text:list-item>
                  <text:p text:style-name="P10">Vertex indexed arrays, distTo[] and edgeTo[]</text:p>
                </text:list-item>
              </text:list>
            </text:list-item>
          </text:list>
        </text:list-item>
      </text:list>
      <text:p text:style-name="P4"/>
      <text:p text:style-name="P3">Longest paths problem for DAGS <text:span text:style-name="T5">- </text:span><text:a xlink:type="simple" xlink:href="../Algorithms,%204th%20Edition%20-%20Sedgewick,%20Wayne/Exercises/Graphs/src/AcyclicLP.java"><text:span text:style-name="T3">Implementation</text:span></text:a></text:p>
      <text:list xml:id="list4947945912696015490" text:style-name="L3">
        <text:list-item>
          <text:p text:style-name="P11">Given an edge-weighted DAG and a source vertex s find if there is a directed path from s to a given target vertex v? If so , find the longest such path.</text:p>
        </text:list-item>
        <text:list-item>
          <text:p text:style-name="P11">As the shortest path algorithm can work even with negative weight edges, the longest path can be obtained by applying the same algorithm to the DAG after negating the weights</text:p>
        </text:list-item>
        <text:list-item>
          <text:p text:style-name="P11">It could also be done by changing the sense of testing for the shortest-path. Testing should now be done for the longest path</text:p>
          <text:p text:style-name="P14">if (distTo[w] &lt; distTo[v] + weight(v → w))</text:p>
          <text:list>
            <text:list-header>
              <text:p text:style-name="P14">distTo[w] = distTo[v] + weight(v → w);</text:p>
            </text:list-header>
          </text:list>
        </text:list-item>
      </text:list>
      <text:p text:style-name="P6"/>
      <text:p text:style-name="P7"><text:span text:style-name="T8">Application of longest paths problem in a DAG - </text:span>Parallel precedence-constrained scheduling</text:p>
      <text:p text:style-name="P5"><text:span text:style-name="T1">Given a set of jobs of specified duration to be completed, with precedence constraints that specify that certain jobs have to be completed before certain other jobs are begun, how can we schedule the jobs on </text:span><text:span text:style-name="T2">identical processors(as many as needed) </text:span><text:span text:style-name="T1">such that they are all completed in the minimum amount of time</text:span></text:p>
      <text:p text:style-name="P6"/>
      <text:p text:style-name="P8">What is the critical path method? <text:span text:style-name="T5">-</text:span><text:span text:style-name="T6"> </text:span><text:a xlink:type="simple" xlink:href="../Algorithms,%204th%20Edition%20-%20Sedgewick,%20Wayne/Exercises/Graphs/src/CPM.java"><text:span text:style-name="T7">Implementation</text:span></text:a></text:p>
      <text:list xml:id="list2406369547202382634" text:style-name="L4">
        <text:list-item>
          <text:p text:style-name="P16">Convert the parallel precedence-constrained scheduling problem into a edge-weighted DAG</text:p>
          <text:list>
            <text:list-item>
              <text:p text:style-name="P16">Represent each job by an edge with the weight equal to the time needed to complete the job.</text:p>
            </text:list-item>
            <text:list-item>
              <text:p text:style-name="P17">Further connect these edges according to the precedence constraints. The precedence denoting edges will be zero.</text:p>
            </text:list-item>
            <text:list-item>
              <text:p text:style-name="P17">Connect start vertices of each job to a start vertex, s. Connect end vertices of each job to a end vertex, t. The weight of both these types of edges will be zero.</text:p>
            </text:list-item>
          </text:list>
        </text:list-item>
        <text:list-item>
          <text:p text:style-name="P15"><text:span text:style-name="T1">Now the longest path from s to the start vertex of a job represents the sequence of jobs which must be done one after another(as they are constrained by precedence) and hence cannot be speeded up by putting the jobs on parallel processors. Also it being the longest path says that a job ,say <text:s/>J, dependent on the completion of two jobs, say A and B must start </text:span><text:soft-page-break/><text:span text:style-name="T1">only after the completion of the latest among A and B</text:span></text:p>
          <text:list>
            <text:list-item>
              <text:p text:style-name="P17">Thus the start time of each job is the longest distance of its start vertex from s along the LPT</text:p>
            </text:list-item>
            <text:list-item>
              <text:p text:style-name="P17">Also as the longest path length from s to t is the minimum time required to complete all those jobs using parallel-processor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3-08T09:13:01</meta:creation-date>
    <dc:date>2013-04-23T07:40:28.70</dc:date>
    <meta:editing-duration>PT6H6M1S</meta:editing-duration>
    <meta:editing-cycles>28</meta:editing-cycles>
    <meta:generator>LibreOffice/4.0.1.2$Windows_x86 LibreOffice_project/84102822e3d61eb989ddd325abf1ac077904985</meta:generator>
    <meta:document-statistic meta:table-count="0" meta:image-count="0" meta:object-count="1" meta:page-count="2" meta:paragraph-count="31" meta:word-count="576" meta:character-count="3144" meta:non-whitespace-character-count="2621"/>
  </office:meta>
</office:document-meta>
</file>

<file path=Object 1/content.xml><?xml version="1.0" encoding="utf-8"?>
<math xmlns="http://www.w3.org/1998/Math/MathML">
  <semantics>
    <mrow>
      <mi mathvariant="italic">distTo</mi>
      <mrow>
        <mrow>
          <mo stretchy="false">[</mo>
          <mrow>
            <mi>w</mi>
          </mrow>
          <mo stretchy="false">]</mo>
        </mrow>
        <mo stretchy="false">≤</mo>
        <mi mathvariant="italic">distTo</mi>
      </mrow>
      <mrow>
        <mrow>
          <mo stretchy="false">[</mo>
          <mrow>
            <mi>v</mi>
          </mrow>
          <mo stretchy="false">]</mo>
        </mrow>
        <mo stretchy="false">+</mo>
        <mi mathvariant="italic">weight</mi>
      </mrow>
      <mrow>
        <mo stretchy="false">(</mo>
        <mrow>
          <mi>v</mi>
          <mi>→</mi>
          <mi>w</mi>
        </mrow>
        <mo stretchy="false">)</mo>
      </mrow>
    </mrow>
    <annotation encoding="StarMath 5.0">distTo[w] le distTo[v] + weight(v → w)</annotation>
  </semantics>
</math>
</file>